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0 5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&lt;!DOCTYPE html&gt;</text:p>
      <text:p text:style-name="Normal">&lt;html&gt;</text:p>
      <text:p text:style-name="Normal">&lt;head&gt;</text:p>
      <text:p text:style-name="Normal"><text:s text:c="2"/>&lt;title&gt;My Awesome Website&lt;/title&gt;</text:p>
      <text:p text:style-name="Normal"><text:s text:c="2"/>&lt;style&gt;</text:p>
      <text:p text:style-name="Normal"><text:s text:c="4"/>body {</text:p>
      <text:p text:style-name="Normal"><text:s text:c="6"/>background-color: lightblue; /* This paints the background! */</text:p>
      <text:p text:style-name="Normal"><text:s text:c="6"/>font-family: Arial; <text:s text:c="9"/>/* This changes the font */</text:p>
      <text:p text:style-name="Normal"><text:s text:c="6"/>text-align: center; <text:s text:c="9"/>/* This puts everything in the middle */</text:p>
      <text:p text:style-name="Normal"><text:s text:c="6"/>padding: 50px;</text:p>
      <text:p text:style-name="Normal"><text:s text:c="4"/>}</text:p>
      <text:p text:style-name="Normal"><text:s text:c="4"/>h1 {</text:p>
      <text:p text:style-name="Normal"><text:s text:c="6"/>color: darkblue; <text:s text:c="12"/>/* This makes the big title blue */</text:p>
      <text:p text:style-name="Normal"><text:s text:c="4"/>}</text:p>
      <text:p text:style-name="Normal"><text:s text:c="4"/>p {</text:p>
      <text:p text:style-name="Normal"><text:s text:c="6"/>color: black;</text:p>
      <text:p text:style-name="Normal"><text:s text:c="6"/>font-size: 20px; <text:s text:c="12"/>/* This makes the text nice and big */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/>
      <text:p text:style-name="Normal"><text:s text:c="2"/>&lt;h1&gt;Hello, World!<text:s/><text:span text:style-name="T2">🌍</text:span>&lt;/h1&gt;</text:p>
      <text:p text:style-name="Normal"><text:s text:c="2"/>&lt;p&gt;Welcome to my very first website.&lt;/p&gt;</text:p>
      <text:p text:style-name="Normal"><text:s text:c="2"/>&lt;p&gt;My favorite thing to do is explore Surat and find awesome buffet restaurants!&lt;/p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0 5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Shruti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Shruti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Shruti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Shruti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Shruti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Shruti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Shruti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Shruti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Shruti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Shruti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Shruti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uldip vaghela</meta:initial-creator>
    <dc:creator>kuldip vaghela</dc:creator>
    <meta:creation-date>2026-04-24T10:55:00Z</meta:creation-date>
    <dc:date>2026-04-24T11:06:00Z</dc:date>
    <meta:template xlink:href="Normal.dotm" xlink:type="simple"/>
    <meta:editing-cycles>2</meta:editing-cycles>
    <meta:editing-duration>PT60S</meta:editing-duration>
    <meta:user-defined meta:name="GrammarlyDocumentId">291d03dc-bff3-4e82-a8e4-886753845884</meta:user-defined>
    <meta:document-statistic meta:page-count="1" meta:paragraph-count="1" meta:word-count="107" meta:character-count="717" meta:row-count="5" meta:non-whitespace-character-count="611"/>
  </office:meta>
</office:document-meta>
</file>